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80000003CE09559741E7303A5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74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2" style:family="paragraph">
      <style:text-properties style:use-window-font-color="true" loext:opacity="0%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ce181e" loext:opacity="100%" style:text-underline-style="none"/>
    </style:style>
    <style:style style:name="T6" style:family="text">
      <style:text-properties style:use-window-font-color="true" loext:opacity="0%"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ce181e" loext:opacity="100%" style:text-underline-style="none" fo:font-weight="bold" style:font-weight-asian="bold" style:font-weight-complex="bold"/>
    </style:style>
    <style:style style:name="T10" style:family="text">
      <style:text-properties fo:color="#18a303" loext:opacity="100%" style:text-underline-style="none"/>
    </style:style>
    <style:style style:name="T11" style:family="text">
      <style:text-properties fo:color="#18a303" loext:opacity="100%" style:text-underline-style="none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8: Digital Circuits and Verilog III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omputer Electron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7.934cm" svg:height="2.411cm" svg:x="7.316cm" svg:y="0.347cm" presentation:class="title" presentation:user-transformed="true">
          <draw:text-box>
            <text:p text:style-name="P6"><text:span text:style-name="T3">Verilog/iob-lib: what we have learned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><text:span text:style-name="T4">Create modules with </text:span><text:span text:style-name="T5">module/endmodule</text:span></text:p>
                <text:list>
                  <text:list-item>
                    <text:p><text:span text:style-name="T6">Create interface signals with </text:span><text:span text:style-name="T5">`INPUT, `OUTPUT, `INOUT</text:span></text:p>
                  </text:list-item>
                </text:list>
              </text:list-item>
              <text:list-item>
                <text:p><text:span text:style-name="T6">Instantiate components in modules with </text:span><text:span text:style-name="T5">component name – instance name – interface signals</text:span></text:p>
              </text:list-item>
              <text:list-item>
                <text:p><text:span text:style-name="T6">Create registers with </text:span><text:span text:style-name="T5">`REG</text:span></text:p>
              </text:list-item>
              <text:list-item>
                <text:p><text:span text:style-name="T6">Create combinational circuits with </text:span><text:span text:style-name="T5">`COMB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3">Register with </text:span><text:span text:style-name="T8">enable</text:span><text:span text:style-name="T3"> signal</text:span></text:p>
          </draw:text-box>
        </draw:frame>
        <draw:frame draw:name="Content Placeholder 2" presentation:style-name="pr5" draw:layer="layout" svg:width="23.919cm" svg:height="12.117cm" svg:x="0.883cm" svg:y="5.312cm" presentation:class="outline" presentation:user-transformed="true">
          <draw:text-box>
            <text:list text:style-name="L2">
              <text:list-item>
                <text:p><text:span text:style-name="T4">`IOB_REG_E(CLK, EN, OUT, IN)</text:span></text:p>
                <text:list>
                  <text:list-item>
                    <text:p><text:span text:style-name="T4">CLK: clock signal </text:span></text:p>
                  </text:list-item>
                  <text:list-item>
                    <text:p><text:span text:style-name="T4">EN: enable signal</text:span></text:p>
                  </text:list-item>
                  <text:list-item>
                    <text:p><text:span text:style-name="T4">OUT: output signal </text:span></text:p>
                  </text:list-item>
                  <text:list-item>
                    <text:p><text:span text:style-name="T4">IN: input signal</text:span></text:p>
                  </text:list-item>
                  <text:list-item>
                    <text:p><text:span text:style-name="T4">How it works: OUT registers IN at clock rising edge only</text:span><text:span text:style-name="T9"> if </text:span><text:span text:style-name="T4">EN is asserted, otherwise keeps previous value</text:span></text:p>
                  </text:list-item>
                </text:list>
              </text:list-item>
              <text:list-item>
                <text:p><text:span text:style-name="T4">Verilog description of register:</text:span></text:p>
                <text:p><text:span text:style-name="T5">always</text:span><text:span text:style-name="T4"> @(</text:span><text:span text:style-name="T5">posedge</text:span><text:span text:style-name="T4"> clk)</text:span></text:p>
                <text:p><text:span text:style-name="T4"><text:s text:c="3"/></text:span><text:span text:style-name="T5">if</text:span><text:span text:style-name="T4">(en)</text:span></text:p>
                <text:p><text:span text:style-name="T4"><text:s text:c="6"/></text:span><text:span text:style-name="T4">my_reg </text:span><text:span text:style-name="T5">&lt;=</text:span><text:span text:style-name="T4"> my_reg_next;</text:span></text:p>
              </text:list-item>
              <text:list-item>
                <text:p><text:span text:style-name="T4">Always: </text:span><text:span text:style-name="T5">process</text:span><text:span text:style-name="T4"> repeats endlessly; </text:span><text:span text:style-name="T5">if</text:span><text:span text:style-name="T4">: like in software but used in hardware descriptions, </text:span><text:span text:style-name="T5">&lt;=</text:span><text:span text:style-name="T4"> : non-blocking assignment (!)</text:span></text:p>
              </text:list-item>
              <text:list-item>
                <text:p><text:span text:style-name="T4">Or just use the iob-lib macro:</text:span></text:p>
                <text:p><text:span text:style-name="T10">`IOB_REG(clk, en, my_reg, my_reg_next)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3">Register with </text:span><text:span text:style-name="T8">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><text:span text:style-name="T4">`IOB_REG_R(CLK, RST, RST_VAL, OUT, IN)</text:span></text:p>
                <text:list>
                  <text:list-item>
                    <text:p><text:span text:style-name="T4">CLK: clock signal </text:span></text:p>
                  </text:list-item>
                  <text:list-item>
                    <text:p><text:span text:style-name="T4">RST: synchronous reset signal</text:span></text:p>
                  </text:list-item>
                  <text:list-item>
                    <text:p><text:span text:style-name="T4">RST_VAL: value after reset</text:span></text:p>
                  </text:list-item>
                  <text:list-item>
                    <text:p><text:span text:style-name="T4">OUT: output signal </text:span></text:p>
                  </text:list-item>
                  <text:list-item>
                    <text:p><text:span text:style-name="T4">IN: input signal</text:span></text:p>
                  </text:list-item>
                  <text:list-item>
                    <text:p><text:span text:style-name="T4">How it works: </text:span><text:span text:style-name="T9">if</text:span><text:span text:style-name="T4"> RST is asserted then OUT takes value RST_val on the</text:span><text:span text:style-name="T11"> next clock rising edge</text:span><text:span text:style-name="T4">; </text:span><text:span text:style-name="T9">else</text:span><text:span text:style-name="T4"> OUT registers IN at clock rising edge, otherwise keeps previous value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5.059cm" svg:height="2.411cm" svg:x="8.138cm" svg:y="0.688cm" presentation:class="title" presentation:user-transformed="true">
          <draw:text-box>
            <text:p text:style-name="P6"><text:span text:style-name="T3">Verilog for register with </text:span><text:span text:style-name="T8">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4.815cm" presentation:class="outline" presentation:user-transformed="true">
          <draw:text-box>
            <text:list text:style-name="L2">
              <text:list-item>
                <text:p><text:span text:style-name="T4">Verilog description</text:span></text:p>
                <text:list>
                  <text:list-header>
                    <text:p><text:span text:style-name="T4">always @(posedge clk)</text:span></text:p>
                    <text:p><text:span text:style-name="T4"><text:s text:c="2"/></text:span><text:span text:style-name="T9"><text:s/></text:span><text:span text:style-name="T9">if</text:span><text:span text:style-name="T4">(rst)</text:span></text:p>
                    <text:p><text:span text:style-name="T4"><text:s text:c="6"/></text:span><text:span text:style-name="T4">my_reg &lt;= some_init_value;</text:span></text:p>
                    <text:p><text:span text:style-name="T4"><text:s text:c="3"/></text:span><text:span text:style-name="T9">else</text:span></text:p>
                    <text:p><text:span text:style-name="T4"><text:s text:c="6"/></text:span><text:span text:style-name="T4">my_reg &lt;= my_reg_next;</text:span></text:p>
                  </text:list-header>
                </text:list>
              </text:list-item>
              <text:list-item>
                <text:p><text:span text:style-name="T4">Or simply use iob-lib:</text:span></text:p>
                <text:list>
                  <text:list-item>
                    <text:p><text:span text:style-name="T10">`IOB_REG_R(clk, rst, some_init_val, my_reg, my_reg_next)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8.685cm" svg:y="0.278cm" presentation:class="title" presentation:user-transformed="true">
          <draw:text-box>
            <text:p text:style-name="P6"><text:span text:style-name="T3">Register with enable and </text:span><text:span text:style-name="T12">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><text:span text:style-name="T4">`IOB_REG_RE(CLK, RST, RST_VAL, EN, OUT, IN)</text:span></text:p>
                <text:list>
                  <text:list-item>
                    <text:p><text:span text:style-name="T4">CLK: clock signal </text:span></text:p>
                  </text:list-item>
                  <text:list-item>
                    <text:p><text:span text:style-name="T4">RST: synchronous reset signal</text:span></text:p>
                  </text:list-item>
                  <text:list-item>
                    <text:p><text:span text:style-name="T4">RST_VAL: value after reset</text:span></text:p>
                  </text:list-item>
                  <text:list-item>
                    <text:p><text:span text:style-name="T4">OUT: output signal </text:span></text:p>
                  </text:list-item>
                  <text:list-item>
                    <text:p><text:span text:style-name="T4">IN: input signal</text:span></text:p>
                  </text:list-item>
                  <text:list-item>
                    <text:p><text:span text:style-name="T4">How it works: </text:span><text:span text:style-name="T9">if</text:span><text:span text:style-name="T4"> RST is asserted then OUT takes value RST_val on the</text:span><text:span text:style-name="T11"> next clock rising edge</text:span><text:span text:style-name="T4">; </text:span><text:span text:style-name="T9">else</text:span><text:span text:style-name="T4"> OUT registers IN at clock rising edge only if enable is asserted, otherwise keeps previous value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6.336cm" svg:y="0.49cm" presentation:class="title" presentation:user-transformed="true">
          <draw:text-box>
            <text:p text:style-name="P6"><text:span text:style-name="T3">Verilog for register with enable and <text:s/></text:span><text:span text:style-name="T12">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4.747cm" presentation:class="outline" presentation:user-transformed="true">
          <draw:text-box>
            <text:list text:style-name="L2">
              <text:list-item>
                <text:p><text:span text:style-name="T4">Verilog description</text:span></text:p>
                <text:list>
                  <text:list-header>
                    <text:p><text:span text:style-name="T4">always @(posedge clk)</text:span></text:p>
                    <text:p><text:span text:style-name="T4"><text:s text:c="2"/></text:span><text:span text:style-name="T9"><text:s/></text:span><text:span text:style-name="T9">if</text:span><text:span text:style-name="T4">(rst)</text:span></text:p>
                    <text:p><text:span text:style-name="T4"><text:s text:c="6"/></text:span><text:span text:style-name="T4">my_reg &lt;= some_init_value;</text:span></text:p>
                    <text:p><text:span text:style-name="T4"><text:s text:c="3"/></text:span><text:span text:style-name="T9">else if (en)</text:span></text:p>
                    <text:p><text:span text:style-name="T4"><text:s text:c="6"/></text:span><text:span text:style-name="T4">my_reg &lt;= my_reg_next;</text:span></text:p>
                  </text:list-header>
                </text:list>
              </text:list-item>
              <text:list-item>
                <text:p><text:span text:style-name="T4">Or simply use iob-lib:</text:span></text:p>
                <text:list>
                  <text:list-item>
                    <text:p><text:span text:style-name="T10">`IOB_REG_RE(clk, rst, some_init_val, my_reg, my_reg_next)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7.364cm" svg:height="3.234cm" svg:x="7.886cm" svg:y="0.124cm" presentation:class="title" presentation:user-transformed="true">
          <draw:text-box>
            <text:p text:style-name="P6"><text:span text:style-name="T3">Register with </text:span><text:span text:style-name="T8">a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5.029cm" presentation:class="outline" presentation:user-transformed="true">
          <draw:text-box>
            <text:list text:style-name="L2">
              <text:list-item>
                <text:p><text:span text:style-name="T4">`IOB_REG_AR(CLK, RST, RST_VAL, OUT, IN)</text:span></text:p>
                <text:list>
                  <text:list-item>
                    <text:p><text:span text:style-name="T4">CLK: clock signal </text:span></text:p>
                  </text:list-item>
                  <text:list-item>
                    <text:p><text:span text:style-name="T4">RST: asynchronous reset signal</text:span></text:p>
                  </text:list-item>
                  <text:list-item>
                    <text:p><text:span text:style-name="T4">RST_VAL: value after reset</text:span></text:p>
                  </text:list-item>
                  <text:list-item>
                    <text:p><text:span text:style-name="T4">OUT: output signal </text:span></text:p>
                  </text:list-item>
                  <text:list-item>
                    <text:p><text:span text:style-name="T4">IN: input signal</text:span></text:p>
                  </text:list-item>
                  <text:list-item>
                    <text:p><text:span text:style-name="T4">How it works: </text:span><text:span text:style-name="T9">if</text:span><text:span text:style-name="T4"> RST is asserted then OUT takes value RST_VAL </text:span><text:span text:style-name="T11">immediately</text:span><text:span text:style-name="T4">; </text:span><text:span text:style-name="T9">else</text:span><text:span text:style-name="T4"> OUT registers IN at clock rising edge, otherwise keeps previous value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9.164cm" svg:y="0.62cm" presentation:class="title" presentation:user-transformed="true">
          <draw:text-box>
            <text:p text:style-name="P6"><text:span text:style-name="T3">Verilog for register with </text:span><text:span text:style-name="T8">a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4.429cm" presentation:class="outline" presentation:user-transformed="true">
          <draw:text-box>
            <text:list text:style-name="L2">
              <text:list-item>
                <text:p><text:span text:style-name="T4">Verilog description</text:span></text:p>
                <text:list>
                  <text:list-header>
                    <text:p><text:span text:style-name="T4">always @(posedge clk, </text:span><text:span text:style-name="T11">posedge rst</text:span><text:span text:style-name="T4">)</text:span></text:p>
                    <text:p><text:span text:style-name="T4"><text:s text:c="2"/></text:span><text:span text:style-name="T9"><text:s/></text:span><text:span text:style-name="T9">if</text:span><text:span text:style-name="T4">(rst)</text:span></text:p>
                    <text:p><text:span text:style-name="T4"><text:s text:c="6"/></text:span><text:span text:style-name="T4">my_reg &lt;= some_init_value;</text:span></text:p>
                    <text:p><text:span text:style-name="T4"><text:s text:c="3"/></text:span><text:span text:style-name="T9">else</text:span></text:p>
                    <text:p><text:span text:style-name="T4"><text:s text:c="6"/></text:span><text:span text:style-name="T4">my_reg &lt;= my_reg_next;</text:span></text:p>
                  </text:list-header>
                </text:list>
              </text:list-item>
              <text:list-item>
                <text:p><text:span text:style-name="T4">Or simply use iob-lib:</text:span></text:p>
                <text:list>
                  <text:list-item>
                    <text:p><text:span text:style-name="T10">`IOB_REG_AR(clk, rst, some_init_value, my_reg, my_reg_next)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8.73cm" svg:y="0.49cm" presentation:class="title" presentation:user-transformed="true">
          <draw:text-box>
            <text:p text:style-name="P6"><text:span text:style-name="T3">Register with enable and </text:span><text:span text:style-name="T12">asynchronous</text:span><text:span text:style-name="T3"> reset</text:span></text:p>
          </draw:text-box>
        </draw:frame>
        <draw:frame draw:name="Content Placeholder 2" presentation:style-name="pr5" draw:layer="layout" svg:width="23.919cm" svg:height="11.2cm" svg:x="0.883cm" svg:y="4.656cm" presentation:class="outline" presentation:user-transformed="true">
          <draw:text-box>
            <text:list text:style-name="L2">
              <text:list-item>
                <text:p><text:span text:style-name="T4">`IOB_REG_ARE(CLK, RST, RST_VAL, EN, OUT, IN)</text:span></text:p>
                <text:list>
                  <text:list-item>
                    <text:p><text:span text:style-name="T4">CLK: clock signal </text:span></text:p>
                  </text:list-item>
                  <text:list-item>
                    <text:p><text:span text:style-name="T4">RST: asynchronous reset signal</text:span></text:p>
                  </text:list-item>
                  <text:list-item>
                    <text:p><text:span text:style-name="T4">RST_VAL: value after reset</text:span></text:p>
                  </text:list-item>
                  <text:list-item>
                    <text:p><text:span text:style-name="T4">EN: enable signal</text:span></text:p>
                  </text:list-item>
                  <text:list-item>
                    <text:p><text:span text:style-name="T4">OUT: output signal </text:span></text:p>
                  </text:list-item>
                  <text:list-item>
                    <text:p><text:span text:style-name="T4">IN: input signal</text:span></text:p>
                  </text:list-item>
                  <text:list-item>
                    <text:p><text:span text:style-name="T4">How it works: </text:span><text:span text:style-name="T9">if</text:span><text:span text:style-name="T4"> RST is asserted then OUT takes value RST_VAL </text:span><text:span text:style-name="T11">immediately</text:span><text:span text:style-name="T4">; </text:span><text:span text:style-name="T9">else if </text:span><text:span text:style-name="T13">enable is asserted,</text:span><text:span text:style-name="T4"> OUT registers IN at clock rising edge; otherwise keeps previous value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9.781cm" svg:height="2.411cm" svg:x="6.386cm" svg:y="0.601cm" presentation:class="title" presentation:user-transformed="true">
          <draw:text-box>
            <text:p text:style-name="P6"><text:span text:style-name="T3">Verilog for register with enable and </text:span><text:span text:style-name="T8">asynchronous</text:span><text:span text:style-name="T3"> reset</text:span></text:p>
          </draw:text-box>
        </draw:frame>
        <draw:frame draw:name="Content Placeholder 2" presentation:style-name="pr5" draw:layer="layout" svg:width="24.953cm" svg:height="11.2cm" svg:x="0.297cm" svg:y="4.729cm" presentation:class="outline" presentation:user-transformed="true">
          <draw:text-box>
            <text:list text:style-name="L2">
              <text:list-item>
                <text:p><text:span text:style-name="T4">Verilog description</text:span></text:p>
                <text:list>
                  <text:list-header>
                    <text:p><text:span text:style-name="T4">always @(posedge clk, </text:span><text:span text:style-name="T11">posedge rst</text:span><text:span text:style-name="T4">)</text:span></text:p>
                    <text:p><text:span text:style-name="T4"><text:s text:c="2"/></text:span><text:span text:style-name="T9"><text:s/></text:span><text:span text:style-name="T9">if</text:span><text:span text:style-name="T4">(rst)</text:span></text:p>
                    <text:p><text:span text:style-name="T4"><text:s text:c="6"/></text:span><text:span text:style-name="T4">my_reg &lt;= some_init_value;</text:span></text:p>
                    <text:p><text:span text:style-name="T4"><text:s text:c="3"/></text:span><text:span text:style-name="T9">else if (en)</text:span></text:p>
                    <text:p><text:span text:style-name="T4"><text:s text:c="6"/></text:span><text:span text:style-name="T4">my_reg &lt;= my_reg_next;</text:span></text:p>
                  </text:list-header>
                </text:list>
              </text:list-item>
              <text:list-item>
                <text:p><text:span text:style-name="T4">Or simply use iob-lib:</text:span></text:p>
                <text:list>
                  <text:list-header>
                    <text:p><text:span text:style-name="T10">`IOB_REG_ARE(clk, rst, some_init_value, en, my_reg, my_reg_next)</text:span></text:p>
                  </text:list-header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0.498cm" svg:height="2.411cm" svg:x="11.171cm" svg:y="0.643cm" presentation:class="title" presentation:user-transformed="true">
          <draw:text-box>
            <text:p text:style-name="P6"><text:span text:style-name="T3">Simple counter</text:span></text:p>
          </draw:text-box>
        </draw:frame>
        <draw:frame draw:name="Content Placeholder 2" presentation:style-name="pr5" draw:layer="layout" svg:width="23.919cm" svg:height="11.2cm" svg:x="0.883cm" svg:y="4.729cm" presentation:class="outline" presentation:user-transformed="true">
          <draw:text-box>
            <text:list text:style-name="L2">
              <text:list-item>
                <text:p><text:span text:style-name="T4">`IOB_COUNTER(CLK, CNT): free running, no reset =&gt; IMPOSSIBLE TO SIMULATE!!!</text:span></text:p>
              </text:list-item>
              <text:list-item>
                <text:p><text:span text:style-name="T5">`IOB_COUNTER_R(CLK, RST, CNT)</text:span></text:p>
                <text:list>
                  <text:list-item>
                    <text:p><text:span text:style-name="T4">CLK: clock signal </text:span></text:p>
                  </text:list-item>
                  <text:list-item>
                    <text:p><text:span text:style-name="T4">RST: synchronous reset signal </text:span></text:p>
                  </text:list-item>
                  <text:list-item>
                    <text:p><text:span text:style-name="T4">CNT: counter signal</text:span></text:p>
                  </text:list-item>
                  <text:list-item>
                    <text:p><text:span text:style-name="T4">How it works: if RST is asserted CNT will be 0 on the next clock rising edge; otherwise CNT will be incremented by one on the next clock rising edge.</text:span></text:p>
                  </text:list-item>
                </text:list>
              </text:list-item>
              <text:list-item>
                <text:p><text:span text:style-name="T4">Verilog description of counter:</text:span></text:p>
                <text:p><text:span text:style-name="T4">always @(posedge clk)</text:span></text:p>
                <text:p><text:span text:style-name="T4"><text:s text:c="3"/></text:span><text:span text:style-name="T4">if(rst)</text:span></text:p>
                <text:p><text:span text:style-name="T4"><text:s text:c="6"/></text:span><text:span text:style-name="T4">my_cnt &lt;= 0;</text:span></text:p>
                <text:p><text:span text:style-name="T4"><text:s text:c="3"/></text:span><text:span text:style-name="T4">else</text:span></text:p>
                <text:p><text:span text:style-name="T4"><text:s text:c="6"/></text:span><text:span text:style-name="T4">my_cnt &lt;= my_cnt+1;</text:span></text:p>
              </text:list-item>
              <text:list-item>
                <text:p><text:span text:style-name="T4">Or just use iob-lib:</text:span></text:p>
                <text:p><text:span text:style-name="T10">`IOB_COUNTER_R(clk, rst, my_cnt)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5.561cm" svg:height="2.411cm" svg:x="8.867cm" svg:y="0.49cm" presentation:class="title" presentation:user-transformed="true">
          <draw:text-box>
            <text:p text:style-name="P6"><text:span text:style-name="T3">Other counter types</text:span></text:p>
          </draw:text-box>
        </draw:frame>
        <draw:frame draw:name="Content Placeholder 2" presentation:style-name="pr5" draw:layer="layout" svg:width="23.919cm" svg:height="11.2cm" svg:x="1.248cm" svg:y="4.222cm" presentation:class="outline" presentation:user-transformed="true">
          <draw:text-box>
            <text:list text:style-name="L2">
              <text:list-item>
                <text:p><text:span text:style-name="T4">`IOB_COUNTER_RE(CLK, RST, EN, CNT)</text:span></text:p>
              </text:list-item>
              <text:list-item>
                <text:p><text:span text:style-name="T14">`IOB_COUNTER_AR(</text:span><text:span text:style-name="T4">CLK, RST, CNT)</text:span></text:p>
              </text:list-item>
              <text:list-item>
                <text:p><text:span text:style-name="T14">`IOB_COUNTER_ARE(</text:span><text:span text:style-name="T4">CLK, RST, EN, CNT)</text:span></text:p>
              </text:list-item>
              <text:list-item>
                <text:p><text:span text:style-name="T14">`IOB_WRAPCNT_R(</text:span><text:span text:style-name="T4">CLK, RST, CNT, WRAP_VAL)</text:span></text:p>
                <text:list>
                  <text:list-header>
                    <text:p><text:span text:style-name="T4">always @(posedge clk)</text:span></text:p>
                    <text:list>
                      <text:list-header>
                        <text:p><text:span text:style-name="T4">if(rst)</text:span></text:p>
                        <text:p><text:span text:style-name="T4"><text:s text:c="3"/></text:span><text:span text:style-name="T4">my_cnt &lt;= 0;</text:span></text:p>
                        <text:p><text:span text:style-name="T4">else if </text:span><text:span text:style-name="T10">(cnt == my_wrap_value</text:span><text:span text:style-name="T4">)</text:span></text:p>
                        <text:p><text:span text:style-name="T4"><text:s text:c="3"/></text:span><text:span text:style-name="T4">my_cnt &lt;= 0;</text:span></text:p>
                        <text:p><text:span text:style-name="T4">else</text:span></text:p>
                        <text:p><text:span text:style-name="T4"><text:s text:c="3"/></text:span><text:span text:style-name="T4">my_cnt &lt;= my_cnt + 1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14">`IOB_WRAPCNT_RE(</text:span><text:span text:style-name="T4">CLK, RST, EN, CNT, WRAP_VAL)</text:span></text:p>
              </text:list-item>
              <text:list-item>
                <text:p><text:span text:style-name="T14">`IOB_WRAPCNT_AR(</text:span><text:span text:style-name="T4">CLK, RST, CNT, WRAP_VAL)</text:span></text:p>
              </text:list-item>
              <text:list-item>
                <text:p><text:span text:style-name="T14">`IOB_WRAPCNT_ARE(</text:span><text:span text:style-name="T4">CLK, RST, EN, CNT, WRAP_VAL)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5.537cm" svg:y="1.51cm" presentation:class="title" presentation:user-transformed="true">
          <draw:text-box>
            <text:p text:style-name="P6"><text:span text:style-name="T3">IOb-lib macros for the testbench </text:span></text:p>
          </draw:text-box>
        </draw:frame>
        <draw:frame draw:name="Content Placeholder 2" presentation:style-name="pr5" draw:layer="layout" svg:width="23.919cm" svg:height="9.954cm" svg:x="0.753cm" svg:y="4.728cm" presentation:class="outline" presentation:user-transformed="true">
          <draw:text-box>
            <text:list text:style-name="L2">
              <text:list-item>
                <text:p><text:span text:style-name="T4">`IOB_CLOCK(CLK_NAME, PER)</text:span></text:p>
                <text:list>
                  <text:list-item>
                    <text:p><text:span text:style-name="T4">CLK: Clock name </text:span></text:p>
                  </text:list-item>
                  <text:list-item>
                    <text:p><text:span text:style-name="T4">PER: Clock period in units given by the `timescale directive</text:span></text:p>
                  </text:list-item>
                  <text:list-item>
                    <text:p><text:span text:style-name="T4">Initial value is 1, first high-low (1→0) transition happens at time PER/2</text:span></text:p>
                  </text:list-item>
                </text:list>
              </text:list-item>
              <text:list-item>
                <text:p><text:span text:style-name="T4">`IOB_RESET(RST_NAME, RISE_TIME, DURATION)</text:span></text:p>
                <text:list>
                  <text:list-item>
                    <text:p><text:span text:style-name="T4">RST_NAME: reset signal name</text:span></text:p>
                  </text:list-item>
                  <text:list-item>
                    <text:p><text:span text:style-name="T4">RISE_TIME: time instant of the first low-high transition </text:span></text:p>
                  </text:list-item>
                  <text:list-item>
                    <text:p><text:span text:style-name="T15">DURATION: active reset duration </text:span><text:span text:style-name="T4">in units given by the `timescale directive</text:span></text:p>
                  </text:list-item>
                </text:list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2" draw:text-style-name="P9" draw:layer="layout" svg:width="25.399cm" svg:height="1.41cm" svg:x="0cm" svg:y="15.361cm">
          <draw:image xlink:href="Pictures/10000001000004380000003CE09559741E7303A5.png" xlink:type="simple" xlink:show="embed" xlink:actuate="onLoad" draw:mime-type="image/png">
            <text:p/>
          </draw:image>
        </draw:frame>
        <draw:custom-shape draw:style-name="gr3" draw:text-style-name="P10" draw:layer="layout" svg:width="0.199cm" svg:height="0.624cm" svg:x="1.279cm" svg:y="15.3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5.654cm" svg:height="2.411cm" svg:x="8.661cm" svg:y="0.369cm" presentation:class="title" presentation:user-transformed="true">
          <draw:text-box>
            <text:p text:style-name="P6"><text:span text:style-name="T3">The timescale directive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header>
                <text:p><text:span text:style-name="T4">`timescale 1ns/ps</text:span></text:p>
              </text:list-header>
              <text:list-item>
                <text:p><text:span text:style-name="T4">Used to specify </text:span><text:span text:style-name="T16">simulation</text:span><text:span text:style-name="T4"> timing</text:span></text:p>
              </text:list-item>
              <text:list-item>
                <text:p><text:span text:style-name="T4">#&lt;x.y&gt; is a delay of x nanoseconds + y picoseconds (eg. 3.045 ns)</text:span></text:p>
              </text:list-item>
              <text:list-item>
                <text:p><text:span text:style-name="T14"><text:s/></text:span><text:span text:style-name="T4">#&lt;x.y&gt; directives are meaningless and ignored during synthesis; only meaningful in simulation</text:span></text:p>
              </text:list-item>
              <text:list-item>
                <text:p><text:span text:style-name="T4">In synthesis you cannot force </text:span><text:span text:style-name="T16">when</text:span><text:span text:style-name="T4"> something will happen</text:span></text:p>
              </text:list-item>
              <text:list-item>
                <text:p><text:span text:style-name="T4">The most you can do is to impose a time limit, e.g, a clock period</text:span></text:p>
              </text:list-item>
              <text:list-item>
                <text:p><text:span text:style-name="T4">For example </text:span></text:p>
                <text:p><text:span text:style-name="T4">`COMB #10 c = a &amp; b; </text:span></text:p>
                <text:p><text:span text:style-name="T4">simulates an AND gate that responds in 10ns but synthesizes an AND gate that responds whenever the respective physical gate responds 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6.928cm" svg:y="0.49cm" presentation:class="title" presentation:user-transformed="true">
          <draw:text-box>
            <text:p text:style-name="P6"><text:span text:style-name="T3">Explaining the CLOCK iob-lib macro </text:span></text:p>
          </draw:text-box>
        </draw:frame>
        <draw:frame draw:name="Content Placeholder 2" presentation:style-name="pr5" draw:layer="layout" svg:width="23.919cm" svg:height="11.2cm" svg:x="0.883cm" svg:y="4.26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text:style-name="P11"><text:span text:style-name="T4">`define IOB_CLOCK(CLK, PER) reg CLK always #(PER/2) CLK = ~CLK</text:span></text:p>
              </text:list-item>
              <text:list-item>
                <text:p><text:span text:style-name="T4">If you type `IOB_CLOCK(clk, 10) you create a clock signal in the testbench having a period of 10ns </text:span></text:p>
              </text:list-item>
              <text:list-item>
                <text:p><text:span text:style-name="T4">The `IOB_CLOCK macro does not work in design files that are synthesized, only in simulation </text:span></text:p>
              </text:list-item>
              <text:list-item>
                <text:p><text:span text:style-name="T4">Synthesis tools cannot implement clocks</text:span></text:p>
              </text:list-item>
              <text:list-item>
                <text:p><text:span text:style-name="T4">A clock is an oscillator, mostly analog, and has been studied in basic Electronics courses</text:span></text:p>
              </text:list-item>
              <text:list-item>
                <text:p><text:span text:style-name="T4">However, the synthesis tool needs to know that a signal is a clock in order to impose </text:span><text:span text:style-name="T16">timing constraints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7.203cm" svg:y="0.826cm" presentation:class="title" presentation:user-transformed="true">
          <draw:text-box>
            <text:p text:style-name="P6"><text:span text:style-name="T3">Explaining the RESET iob-lib macro </text:span></text:p>
          </draw:text-box>
        </draw:frame>
        <draw:frame draw:name="Content Placeholder 2" presentation:style-name="pr5" draw:layer="layout" svg:width="23.919cm" svg:height="11.2cm" svg:x="0.883cm" svg:y="4.729cm" presentation:class="outline" presentation:user-transformed="true">
          <draw:text-box>
            <text:list text:style-name="L2">
              <text:list-header>
                <text:p><text:span text:style-name="T4">`define IOB_RESET(RST_NAME, RISE_TIME, DURATION) reg RST=0; \</text:span></text:p>
                <text:p text:style-name="P11"><text:span text:style-name="T5">initial</text:span><text:span text:style-name="T4"> begin #RISE_TIME RST=1; #DURATION RST=0; end</text:span></text:p>
              </text:list-header>
              <text:list-item>
                <text:p><text:span text:style-name="T4">If you type `IOB_RESET(rst, 10, 20) you create a reset pulse signal </text:span><text:span text:style-name="T16">in the testbench</text:span><text:span text:style-name="T4"> having a duration of 10ns rising at time 10</text:span></text:p>
              </text:list-item>
              <text:list-item>
                <text:p><text:span text:style-name="T4">The `IOB_RESET macro does not work in design files that are synthesized, only in simulation </text:span></text:p>
              </text:list-item>
              <text:list-item>
                <text:p><text:span text:style-name="T4">Synthesis tools cannot implement reset pulses of an </text:span><text:span text:style-name="T16">arbitrary duration</text:span></text:p>
              </text:list-item>
              <text:list-item>
                <text:p><text:span text:style-name="T4">A reset signal with an arbitrary duration is implemented by a pulse generator also studied in the basic Electronics courses</text:span></text:p>
              </text:list-item>
              <text:list-item>
                <text:p><text:span text:style-name="T4">However it is possible to synthesize pulse generators if the duration of the pulse is a multiple of the clock period</text:span></text:p>
              </text:list-item>
              <text:list-item>
                <text:p><text:span text:style-name="T4">The synthesis tool does need to be told that a signal is an asynchronous reset: it can infer this info from the Verilog code itself</text:span></text:p>
                <text:p><text:span text:style-name="T5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5.47cm" svg:height="2.411cm" svg:x="9.21cm" svg:y="0.49cm" presentation:class="title" presentation:user-transformed="true">
          <draw:text-box>
            <text:p text:style-name="P6"><text:span text:style-name="T3">The Wavedrom program</text:span></text:p>
          </draw:text-box>
        </draw:frame>
        <draw:frame draw:name="Content Placeholder 2" presentation:style-name="pr5" draw:text-style-name="P12" draw:layer="layout" svg:width="23.919cm" svg:height="11.2cm" svg:x="1.02cm" svg:y="4.541cm" presentation:class="outline" presentation:user-transformed="true">
          <draw:text-box>
            <text:list text:style-name="L2">
              <text:list-item>
                <text:p><text:span text:style-name="T13">In the iob-soc repo you can see the </text:span><text:span text:style-name="T17">hardware-software-documentation</text:span><text:span text:style-name="T13"> trichotomy</text:span></text:p>
              </text:list-item>
              <text:list-item>
                <text:p><text:span text:style-name="T13">Documentation is key to a successful product </text:span></text:p>
              </text:list-item>
              <text:list-item>
                <text:p><text:span text:style-name="T13">Timing diagrams are a succinct and effective way to document</text:span></text:p>
              </text:list-item>
              <text:list-item>
                <text:p><text:span text:style-name="T13">However, creating timing diagrams by hand is timing consuming </text:span></text:p>
              </text:list-item>
              <text:list-item>
                <text:p><text:span text:style-name="T13">One possibility is to simulate and then screen shoot the waveforms into a timing diagram for the documentation</text:span></text:p>
                <text:list>
                  <text:list-item>
                    <text:p><text:span text:style-name="T13">Avoids errors: design and documentation become consistent</text:span></text:p>
                  </text:list-item>
                  <text:list-item>
                    <text:p><text:span text:style-name="T13">However to update the document, you need to rerun the simulation and repeat the process</text:span></text:p>
                  </text:list-item>
                </text:list>
              </text:list-item>
              <text:list-item>
                <text:p><text:span text:style-name="T13">The Wavedrom program, available online and offline is a very productive tool to create complex timing diagrams – visit wavedrom.com</text:span></text:p>
              </text:list-item>
              <text:list-item>
                <text:p><text:span text:style-name="T13">The input file is a .json file, a user-friendly type of dictionary used in JavaScript and also in Python </text:span></text:p>
              </text:list-item>
              <text:list-item>
                <text:p><text:span text:style-name="T13">An automation flow consisting of simulation→.vcd file→vcd2wavedrom→wavedrom→png file is possible and is being developed at IObund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10">10-01-2023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8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10">10-01-2023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18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262</meta:editing-cycles>
    <meta:creation-date>2014-07-21T10:31:21</meta:creation-date>
    <dc:date>2023-01-10T13:02:12.787019568</dc:date>
    <meta:editing-duration>P3DT12H38M28S</meta:editing-duration>
    <meta:generator>LibreOffice/7.3.7.2$Linux_X86_64 LibreOffice_project/30$Build-2</meta:generator>
    <meta:document-statistic meta:object-count="10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